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602in"/>
    </style:style>
    <style:style style:name="co2" style:family="table-column">
      <style:table-column-properties fo:break-before="auto" style:column-width="2.1709in"/>
    </style:style>
    <style:style style:name="co3" style:family="table-column">
      <style:table-column-properties fo:break-before="auto" style:column-width="0.981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ai-results" table:style-name="ta1">
        <table:shapes>
          <draw:frame draw:z-index="0" draw:style-name="gr1" draw:text-style-name="P1" svg:width="6.2917in" svg:height="3.5453in" svg:x="5.2543in" svg:y="4.9362in">
            <draw:object draw:notify-on-update-of-ranges="'openai-results'.B1:'openai-results'.B1 'openai-results'.B2:'openai-results'.B11 'openai-results'.C1:'openai-results'.C1 'openai-results'.C2:'openai-results'.C11 'openai-results'.D1:'openai-results'.D1 'openai-results'.D2:'openai-results'.D11 'openai-results'.E1:'openai-results'.E1 'openai-results'.E2:'openai-results'.E11 'openai-results'.F1:'openai-results'.F1 'openai-results'.F2:'openai-results'.F11 'openai-results'.G1:'openai-results'.G1 'openai-results'.G2:'openai-results'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entence</text:p>
          </table:table-cell>
          <table:table-cell office:value-type="string" calcext:value-type="string">
            <text:p>direct_polish</text:p>
          </table:table-cell>
          <table:table-cell office:value-type="string" calcext:value-type="string">
            <text:p>direct_english</text:p>
          </table:table-cell>
          <table:table-cell office:value-type="string" calcext:value-type="string">
            <text:p>polish_modified</text:p>
          </table:table-cell>
          <table:table-cell office:value-type="string" calcext:value-type="string">
            <text:p>english_modified</text:p>
          </table:table-cell>
          <table:table-cell office:value-type="string" calcext:value-type="string">
            <text:p>polish_to_english</text:p>
          </table:table-cell>
          <table:table-cell office:value-type="string" calcext:value-type="string">
            <text:p>english_to_polish</text:p>
          </table:table-cell>
          <table:table-cell/>
        </table:table-row>
        <table:table-row table:style-name="ro1">
          <table:table-cell office:value-type="string" calcext:value-type="string">
            <text:p>Szybki brązowy lis przeskakuje nad leniwym psem.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0.9999992" calcext:value-type="float">
            <text:p>0.9999992</text:p>
          </table:table-cell>
          <table:table-cell office:value-type="float" office:value="0.97424626" calcext:value-type="float">
            <text:p>0.97424626</text:p>
          </table:table-cell>
          <table:table-cell office:value-type="float" office:value="0.97051084" calcext:value-type="float">
            <text:p>0.97051084</text:p>
          </table:table-cell>
          <table:table-cell table:number-columns-repeated="2" office:value-type="float" office:value="0.84487104" calcext:value-type="float">
            <text:p>0.84487104</text:p>
          </table:table-cell>
          <table:table-cell/>
        </table:table-row>
        <table:table-row table:style-name="ro1">
          <table:table-cell office:value-type="string" calcext:value-type="string">
            <text:p>Uczenie maszynowe to gałąź sztucznej inteligencji.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857" calcext:value-type="float">
            <text:p>0.99999857</text:p>
          </table:table-cell>
          <table:table-cell office:value-type="float" office:value="0.9865616" calcext:value-type="float">
            <text:p>0.9865616</text:p>
          </table:table-cell>
          <table:table-cell office:value-type="float" office:value="0.9794833" calcext:value-type="float">
            <text:p>0.9794833</text:p>
          </table:table-cell>
          <table:table-cell office:value-type="float" office:value="0.8523239" calcext:value-type="float">
            <text:p>0.8523239</text:p>
          </table:table-cell>
          <table:table-cell office:value-type="float" office:value="0.8523967" calcext:value-type="float">
            <text:p>0.8523967</text:p>
          </table:table-cell>
          <table:table-cell/>
        </table:table-row>
        <table:table-row table:style-name="ro1">
          <table:table-cell office:value-type="string" calcext:value-type="string">
            <text:p>Lubię grać w tenisa i pływać latem.</text:p>
          </table:table-cell>
          <table:table-cell office:value-type="float" office:value="1" calcext:value-type="float">
            <text:p>1</text:p>
          </table:table-cell>
          <table:table-cell office:value-type="float" office:value="0.99999887" calcext:value-type="float">
            <text:p>0.99999887</text:p>
          </table:table-cell>
          <table:table-cell office:value-type="float" office:value="0.9786479" calcext:value-type="float">
            <text:p>0.9786479</text:p>
          </table:table-cell>
          <table:table-cell office:value-type="float" office:value="0.98238975" calcext:value-type="float">
            <text:p>0.98238975</text:p>
          </table:table-cell>
          <table:table-cell table:number-columns-repeated="2" office:value-type="float" office:value="0.8959778" calcext:value-type="float">
            <text:p>0.8959778</text:p>
          </table:table-cell>
          <table:table-cell/>
        </table:table-row>
        <table:table-row table:style-name="ro1">
          <table:table-cell office:value-type="string" calcext:value-type="string">
            <text:p>Koncert był niesamowity</text:p>
          </table:table-cell>
          <table:table-cell office:value-type="string" calcext:value-type="string">
            <text:p><text:s/>zespół zagrał wyjątkowo dobrze.</text:p>
          </table:table-cell>
          <table:table-cell office:value-type="float" office:value="0.9999993" calcext:value-type="float">
            <text:p>0.9999993</text:p>
          </table:table-cell>
          <table:table-cell office:value-type="float" office:value="1" calcext:value-type="float">
            <text:p>1</text:p>
          </table:table-cell>
          <table:table-cell office:value-type="float" office:value="0.9855577" calcext:value-type="float">
            <text:p>0.9855577</text:p>
          </table:table-cell>
          <table:table-cell office:value-type="float" office:value="0.9932083" calcext:value-type="float">
            <text:p>0.9932083</text:p>
          </table:table-cell>
          <table:table-cell table:number-columns-repeated="2" office:value-type="float" office:value="0.9106127" calcext:value-type="float">
            <text:p>0.9106127</text:p>
          </table:table-cell>
        </table:table-row>
        <table:table-row table:style-name="ro1">
          <table:table-cell office:value-type="string" calcext:value-type="string">
            <text:p>Innowacja i kreatywność są kluczowe przy rozwiązywaniu skomplikowanych problemów.</text:p>
          </table:table-cell>
          <table:table-cell office:value-type="float" office:value="0.9999989" calcext:value-type="float">
            <text:p>0.9999989</text:p>
          </table:table-cell>
          <table:table-cell office:value-type="float" office:value="1" calcext:value-type="float">
            <text:p>1</text:p>
          </table:table-cell>
          <table:table-cell office:value-type="float" office:value="0.9734108" calcext:value-type="float">
            <text:p>0.9734108</text:p>
          </table:table-cell>
          <table:table-cell office:value-type="float" office:value="0.9973214" calcext:value-type="float">
            <text:p>0.9973214</text:p>
          </table:table-cell>
          <table:table-cell table:number-columns-repeated="2" office:value-type="float" office:value="0.8994235" calcext:value-type="float">
            <text:p>0.8994235</text:p>
          </table:table-cell>
          <table:table-cell/>
        </table:table-row>
        <table:table-row table:style-name="ro1">
          <table:table-cell office:value-type="string" calcext:value-type="string">
            <text:p>Słońce zachodzi na zachodzie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7043" calcext:value-type="float">
            <text:p>0.9787043</text:p>
          </table:table-cell>
          <table:table-cell office:value-type="float" office:value="0.9821931" calcext:value-type="float">
            <text:p>0.9821931</text:p>
          </table:table-cell>
          <table:table-cell office:value-type="float" office:value="0.8561981" calcext:value-type="float">
            <text:p>0.8561981</text:p>
          </table:table-cell>
          <table:table-cell office:value-type="float" office:value="0.85595644" calcext:value-type="float">
            <text:p>0.85595644</text:p>
          </table:table-cell>
          <table:table-cell/>
        </table:table-row>
        <table:table-row table:style-name="ro1">
          <table:table-cell office:value-type="string" calcext:value-type="string">
            <text:p>Lubię czytać książki i słuchać muzyki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013116" calcext:value-type="float">
            <text:p>0.97013116</text:p>
          </table:table-cell>
          <table:table-cell office:value-type="float" office:value="0.9679955" calcext:value-type="float">
            <text:p>0.9679955</text:p>
          </table:table-cell>
          <table:table-cell office:value-type="float" office:value="0.9000752" calcext:value-type="float">
            <text:p>0.9000752</text:p>
          </table:table-cell>
          <table:table-cell office:value-type="float" office:value="0.9000749" calcext:value-type="float">
            <text:p>0.9000749</text:p>
          </table:table-cell>
          <table:table-cell/>
        </table:table-row>
        <table:table-row table:style-name="ro1">
          <table:table-cell office:value-type="string" calcext:value-type="string">
            <text:p>Ćwiczenia są ważne dla utrzymania dobrej kondycji.</text:p>
          </table:table-cell>
          <table:table-cell office:value-type="float" office:value="0.99999875" calcext:value-type="float">
            <text:p>0.99999875</text:p>
          </table:table-cell>
          <table:table-cell office:value-type="float" office:value="1" calcext:value-type="float">
            <text:p>1</text:p>
          </table:table-cell>
          <table:table-cell office:value-type="float" office:value="0.9041801" calcext:value-type="float">
            <text:p>0.9041801</text:p>
          </table:table-cell>
          <table:table-cell office:value-type="float" office:value="0.9699845" calcext:value-type="float">
            <text:p>0.9699845</text:p>
          </table:table-cell>
          <table:table-cell office:value-type="float" office:value="0.8634424" calcext:value-type="float">
            <text:p>0.8634424</text:p>
          </table:table-cell>
          <table:table-cell office:value-type="float" office:value="0.863319" calcext:value-type="float">
            <text:p>0.863319</text:p>
          </table:table-cell>
          <table:table-cell/>
        </table:table-row>
        <table:table-row table:style-name="ro1">
          <table:table-cell office:value-type="string" calcext:value-type="string">
            <text:p>Film otrzymał mieszane recenzje od krytyków.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0.99999917" calcext:value-type="float">
            <text:p>0.99999917</text:p>
          </table:table-cell>
          <table:table-cell office:value-type="float" office:value="0.9561107" calcext:value-type="float">
            <text:p>0.9561107</text:p>
          </table:table-cell>
          <table:table-cell office:value-type="float" office:value="0.9934225" calcext:value-type="float">
            <text:p>0.9934225</text:p>
          </table:table-cell>
          <table:table-cell table:number-columns-repeated="2" office:value-type="float" office:value="0.89390993" calcext:value-type="float">
            <text:p>0.89390993</text:p>
          </table:table-cell>
          <table:table-cell/>
        </table:table-row>
        <table:table-row table:style-name="ro1">
          <table:table-cell office:value-type="string" calcext:value-type="string">
            <text:p>Podróże poszerzają horyzonty.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1" calcext:value-type="float">
            <text:p>1</text:p>
          </table:table-cell>
          <table:table-cell office:value-type="float" office:value="0.91421723" calcext:value-type="float">
            <text:p>0.91421723</text:p>
          </table:table-cell>
          <table:table-cell office:value-type="float" office:value="0.94882596" calcext:value-type="float">
            <text:p>0.94882596</text:p>
          </table:table-cell>
          <table:table-cell office:value-type="float" office:value="0.845215" calcext:value-type="float">
            <text:p>0.845215</text:p>
          </table:table-cell>
          <table:table-cell office:value-type="float" office:value="0.845706" calcext:value-type="float">
            <text:p>0.8457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4:39:12.791967587</dc:date>
    <meta:editing-duration>PT5M59S</meta:editing-duration>
    <meta:editing-cycles>1</meta:editing-cycles>
    <meta:document-statistic meta:table-count="1" meta:cell-count="7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line" chart:style-name="ch1">
        <chart:legend chart:legend-position="end" svg:x="11.872cm" svg:y="2.944cm" style:legend-expansion="high" chart:style-name="ch2"/>
        <chart:plot-area chart:style-name="ch3" table:cell-range-address="'openai-results'.B1:'openai-results'.G11" chart:data-source-has-labels="row" svg:x="0.319cm" svg:y="0.18cm" svg:width="11.234cm" svg:height="8.646cm">
          <chart:coordinate-region svg:x="1.274cm" svg:y="0.382cm" svg:width="10.076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enai-results'.B2:'openai-results'.B11" chart:label-cell-address="'openai-results'.B1:'openai-results'.B1" chart:class="chart:line">
            <chart:data-point chart:repeated="10"/>
          </chart:series>
          <chart:series chart:style-name="ch7" chart:values-cell-range-address="'openai-results'.C2:'openai-results'.C11" chart:label-cell-address="'openai-results'.C1:'openai-results'.C1" chart:class="chart:line">
            <chart:data-point chart:repeated="10"/>
          </chart:series>
          <chart:series chart:style-name="ch8" chart:values-cell-range-address="'openai-results'.D2:'openai-results'.D11" chart:label-cell-address="'openai-results'.D1:'openai-results'.D1" chart:class="chart:line">
            <chart:data-point chart:repeated="10"/>
          </chart:series>
          <chart:series chart:style-name="ch9" chart:values-cell-range-address="'openai-results'.E2:'openai-results'.E11" chart:label-cell-address="'openai-results'.E1:'openai-results'.E1" chart:class="chart:line">
            <chart:data-point chart:repeated="10"/>
          </chart:series>
          <chart:series chart:style-name="ch10" chart:values-cell-range-address="'openai-results'.F2:'openai-results'.F11" chart:label-cell-address="'openai-results'.F1:'openai-results'.F1" chart:class="chart:line">
            <chart:data-point chart:repeated="10"/>
          </chart:series>
          <chart:series chart:style-name="ch11" chart:values-cell-range-address="'openai-results'.G2:'openai-results'.G11" chart:label-cell-address="'openai-results'.G1:'openai-results'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rect_polish</text:p>
                <draw:g>
                  <svg:desc>'openai-results'.B1:'openai-results'.B1</svg:desc>
                </draw:g>
              </table:table-cell>
              <table:table-cell office:value-type="string">
                <text:p>direct_english</text:p>
                <draw:g>
                  <svg:desc>'openai-results'.C1:'openai-results'.C1</svg:desc>
                </draw:g>
              </table:table-cell>
              <table:table-cell office:value-type="string">
                <text:p>polish_modified</text:p>
                <draw:g>
                  <svg:desc>'openai-results'.D1:'openai-results'.D1</svg:desc>
                </draw:g>
              </table:table-cell>
              <table:table-cell office:value-type="string">
                <text:p>english_modified</text:p>
                <draw:g>
                  <svg:desc>'openai-results'.E1:'openai-results'.E1</svg:desc>
                </draw:g>
              </table:table-cell>
              <table:table-cell office:value-type="string">
                <text:p>polish_to_english</text:p>
                <draw:g>
                  <svg:desc>'openai-results'.F1:'openai-results'.F1</svg:desc>
                </draw:g>
              </table:table-cell>
              <table:table-cell office:value-type="string">
                <text:p>english_to_polish</text:p>
                <draw:g>
                  <svg:desc>'openai-results'.G1:'openai-resul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001">
                <text:p>1.0000001</text:p>
                <draw:g>
                  <svg:desc>'openai-results'.B2:'openai-results'.B11</svg:desc>
                </draw:g>
              </table:table-cell>
              <table:table-cell office:value-type="float" office:value="0.9999992">
                <text:p>0.9999992</text:p>
                <draw:g>
                  <svg:desc>'openai-results'.C2:'openai-results'.C11</svg:desc>
                </draw:g>
              </table:table-cell>
              <table:table-cell office:value-type="float" office:value="0.97424626">
                <text:p>0.97424626</text:p>
                <draw:g>
                  <svg:desc>'openai-results'.D2:'openai-results'.D11</svg:desc>
                </draw:g>
              </table:table-cell>
              <table:table-cell office:value-type="float" office:value="0.97051084">
                <text:p>0.97051084</text:p>
                <draw:g>
                  <svg:desc>'openai-results'.E2:'openai-results'.E11</svg:desc>
                </draw:g>
              </table:table-cell>
              <table:table-cell office:value-type="float" office:value="0.84487104">
                <text:p>0.84487104</text:p>
                <draw:g>
                  <svg:desc>'openai-results'.F2:'openai-results'.F11</svg:desc>
                </draw:g>
              </table:table-cell>
              <table:table-cell office:value-type="float" office:value="0.84487104">
                <text:p>0.84487104</text:p>
                <draw:g>
                  <svg:desc>'openai-results'.G2:'openai-results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998">
                <text:p>0.999998</text:p>
              </table:table-cell>
              <table:table-cell office:value-type="float" office:value="0.99999857">
                <text:p>0.99999857</text:p>
              </table:table-cell>
              <table:table-cell office:value-type="float" office:value="0.9865616">
                <text:p>0.9865616</text:p>
              </table:table-cell>
              <table:table-cell office:value-type="float" office:value="0.9794833">
                <text:p>0.9794833</text:p>
              </table:table-cell>
              <table:table-cell office:value-type="float" office:value="0.8523239">
                <text:p>0.8523239</text:p>
              </table:table-cell>
              <table:table-cell office:value-type="float" office:value="0.8523967">
                <text:p>0.8523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999887">
                <text:p>0.99999887</text:p>
              </table:table-cell>
              <table:table-cell office:value-type="float" office:value="0.9786479">
                <text:p>0.9786479</text:p>
              </table:table-cell>
              <table:table-cell office:value-type="float" office:value="0.98238975">
                <text:p>0.98238975</text:p>
              </table:table-cell>
              <table:table-cell office:value-type="float" office:value="0.8959778">
                <text:p>0.8959778</text:p>
              </table:table-cell>
              <table:table-cell office:value-type="float" office:value="0.8959778">
                <text:p>0.8959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999993">
                <text:p>0.9999993</text:p>
              </table:table-cell>
              <table:table-cell office:value-type="float" office:value="1">
                <text:p>1</text:p>
              </table:table-cell>
              <table:table-cell office:value-type="float" office:value="0.9855577">
                <text:p>0.9855577</text:p>
              </table:table-cell>
              <table:table-cell office:value-type="float" office:value="0.9932083">
                <text:p>0.9932083</text:p>
              </table:table-cell>
              <table:table-cell office:value-type="float" office:value="0.9106127">
                <text:p>0.9106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9989">
                <text:p>0.9999989</text:p>
              </table:table-cell>
              <table:table-cell office:value-type="float" office:value="1">
                <text:p>1</text:p>
              </table:table-cell>
              <table:table-cell office:value-type="float" office:value="0.9734108">
                <text:p>0.9734108</text:p>
              </table:table-cell>
              <table:table-cell office:value-type="float" office:value="0.9973214">
                <text:p>0.9973214</text:p>
              </table:table-cell>
              <table:table-cell office:value-type="float" office:value="0.8994235">
                <text:p>0.8994235</text:p>
              </table:table-cell>
              <table:table-cell office:value-type="float" office:value="0.8994235">
                <text:p>0.8994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7043">
                <text:p>0.9787043</text:p>
              </table:table-cell>
              <table:table-cell office:value-type="float" office:value="0.9821931">
                <text:p>0.9821931</text:p>
              </table:table-cell>
              <table:table-cell office:value-type="float" office:value="0.8561981">
                <text:p>0.8561981</text:p>
              </table:table-cell>
              <table:table-cell office:value-type="float" office:value="0.85595644">
                <text:p>0.85595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013116">
                <text:p>0.97013116</text:p>
              </table:table-cell>
              <table:table-cell office:value-type="float" office:value="0.9679955">
                <text:p>0.9679955</text:p>
              </table:table-cell>
              <table:table-cell office:value-type="float" office:value="0.9000752">
                <text:p>0.9000752</text:p>
              </table:table-cell>
              <table:table-cell office:value-type="float" office:value="0.9000749">
                <text:p>0.9000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99875">
                <text:p>0.99999875</text:p>
              </table:table-cell>
              <table:table-cell office:value-type="float" office:value="1">
                <text:p>1</text:p>
              </table:table-cell>
              <table:table-cell office:value-type="float" office:value="0.9041801">
                <text:p>0.9041801</text:p>
              </table:table-cell>
              <table:table-cell office:value-type="float" office:value="0.9699845">
                <text:p>0.9699845</text:p>
              </table:table-cell>
              <table:table-cell office:value-type="float" office:value="0.8634424">
                <text:p>0.8634424</text:p>
              </table:table-cell>
              <table:table-cell office:value-type="float" office:value="0.863319">
                <text:p>0.863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0001">
                <text:p>1.0000001</text:p>
              </table:table-cell>
              <table:table-cell office:value-type="float" office:value="0.99999917">
                <text:p>0.99999917</text:p>
              </table:table-cell>
              <table:table-cell office:value-type="float" office:value="0.9561107">
                <text:p>0.9561107</text:p>
              </table:table-cell>
              <table:table-cell office:value-type="float" office:value="0.9934225">
                <text:p>0.9934225</text:p>
              </table:table-cell>
              <table:table-cell office:value-type="float" office:value="0.89390993">
                <text:p>0.89390993</text:p>
              </table:table-cell>
              <table:table-cell office:value-type="float" office:value="0.89390993">
                <text:p>0.89390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884">
                <text:p>0.999884</text:p>
              </table:table-cell>
              <table:table-cell office:value-type="float" office:value="1">
                <text:p>1</text:p>
              </table:table-cell>
              <table:table-cell office:value-type="float" office:value="0.91421723">
                <text:p>0.91421723</text:p>
              </table:table-cell>
              <table:table-cell office:value-type="float" office:value="0.94882596">
                <text:p>0.94882596</text:p>
              </table:table-cell>
              <table:table-cell office:value-type="float" office:value="0.845215">
                <text:p>0.845215</text:p>
              </table:table-cell>
              <table:table-cell office:value-type="float" office:value="0.845706">
                <text:p>0.845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